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c96c" officeooo:paragraph-rsid="001cc96c"/>
    </style:style>
    <style:style style:name="P2" style:family="paragraph" style:parent-style-name="Standard">
      <style:paragraph-properties fo:text-align="start" style:justify-single-word="false"/>
      <style:text-properties officeooo:rsid="001cc96c" officeooo:paragraph-rsid="001cc96c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1cc96c" officeooo:paragraph-rsid="001cc96c" style:font-size-asian="15pt" style:font-weight-asian="bold" style:font-size-complex="15pt" style:font-weight-complex="bold"/>
    </style:style>
    <style:style style:name="P4" style:family="paragraph" style:parent-style-name="Preformatted_20_Text">
      <style:text-properties fo:font-weight="bold" style:font-weight-asian="bold" style:font-weight-complex="bold"/>
    </style:style>
    <style:style style:name="P5" style:family="paragraph" style:parent-style-name="Preformatted_20_Text">
      <style:text-properties style:text-underline-style="solid" style:text-underline-width="auto" style:text-underline-color="font-color"/>
    </style:style>
    <style:style style:name="P6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énération d'état Libre Office</text:p>
      <text:p text:style-name="P1"/>
      <text:p text:style-name="P2"><text:tab/></text:p>
      <text:p text:style-name="P2"><text:tab/><text:span text:style-name="T3">Remarque </text:span>: <text:span text:style-name="T2">Nécessite d'avoir au préalable installé la base PostgreSQL</text:span></text:p>
      <text:p text:style-name="P1"/>
      <text:p text:style-name="P2"># Installation sous Debian</text:p>
      <text:p text:style-name="Preformatted_20_Text"/>
      <text:p text:style-name="Preformatted_20_Text">Ça marche sur toute les plateformes car l'extension PostgreSQL est</text:p>
      <text:p text:style-name="Preformatted_20_Text">fournie en standard avec LibreOffice.</text:p>
      <text:p text:style-name="Preformatted_20_Text"/>
      <text:p text:style-name="Preformatted_20_Text">Mais sous Debian tout est modularisé et il faut l'installer</text:p>
      <text:p text:style-name="Preformatted_20_Text">spécifiquement :</text:p>
      <text:p text:style-name="Preformatted_20_Text"/>
      <text:p text:style-name="Preformatted_20_Text">apt-get install libreoffice-sdbc-postgresql</text:p>
      <text:p text:style-name="Preformatted_20_Text"/>
      <text:p text:style-name="Preformatted_20_Text"/>
      <text:p text:style-name="P4"># Référencer la base dans LibreOffice</text:p>
      <text:p text:style-name="Preformatted_20_Text"/>
      <text:p text:style-name="Preformatted_20_Text">Quel que soit le résultat qu'on veut obtenir, il faut commencer par</text:p>
      <text:p text:style-name="Preformatted_20_Text">créer et référencer un fichier LibreOffice Base (*.odb).</text:p>
      <text:p text:style-name="Preformatted_20_Text"/>
      <text:p text:style-name="Preformatted_20_Text">Démarrez LibreOffice et choissez de créer une nouvelle base de données.</text:p>
      <text:p text:style-name="Preformatted_20_Text"/>
      <text:p text:style-name="Preformatted_20_Text">Il vous demande ce que vous voulez faire exactement. Répondez que vous</text:p>
      <text:p text:style-name="Preformatted_20_Text">voulez vous connecter à une base de données existante et précisez que</text:p>
      <text:p text:style-name="Preformatted_20_Text">c'est une base PostgreSQL.</text:p>
      <text:p text:style-name="Preformatted_20_Text"/>
      <text:p text:style-name="Preformatted_20_Text">Cliquez sur le bouton "Suivant".</text:p>
      <text:p text:style-name="Preformatted_20_Text"/>
      <text:p text:style-name="Preformatted_20_Text">Pour la base "laguntzaile" de votre ordinateur, la chaine d'information</text:p>
      <text:p text:style-name="Preformatted_20_Text">de connexion à la source de données est simplement "dbname=laguntzaile",</text:p>
      <text:p text:style-name="Preformatted_20_Text">parce que les autres options gardent leurs valeurs par défaut. Il y a</text:p>
      <text:p text:style-name="Preformatted_20_Text">[plein d'autre options](<text:a xlink:type="simple" xlink:href="http://www.postgresql.org/docs/9.1/static/libpq-connect.html" text:style-name="Internet_20_link" text:visited-style-name="Visited_20_Internet_20_Link">http://www.postgresql.org/docs/9.1/static/libpq-connect.html</text:a>).</text:p>
      <text:p text:style-name="Preformatted_20_Text"/>
      <text:p text:style-name="Preformatted_20_Text">Il vous demande votre nom d'utilisateur, donnez-le. Comme vous êtes en</text:p>
      <text:p text:style-name="Preformatted_20_Text">local et que vous êtes déjà identifié sur le système en tant que</text:p>
      <text:p text:style-name="Preformatted_20_Text">vous-même, vous n'avez pas besoin de donner de mot de passe.</text:p>
      <text:p text:style-name="Preformatted_20_Text"/>
      <text:p text:style-name="Preformatted_20_Text">Cliquez sur le bouton "Tester la connexion" pour vérifier, puis sur</text:p>
      <text:p text:style-name="Preformatted_20_Text">"Suivant".</text:p>
      <text:p text:style-name="Preformatted_20_Text"/>
      <text:p text:style-name="Preformatted_20_Text">Il faut référencer la base dans LibreOffice, donc laissez "Oui, je</text:p>
      <text:p text:style-name="Preformatted_20_Text">souhaite que la base de données soit référencée". C'est ce qui permet</text:p>
      <text:p text:style-name="Preformatted_20_Text">d'accéder à la base à partir du traitement de texte et du tableur, c'est</text:p>
      <text:p text:style-name="Preformatted_20_Text">ce qu'on veut pour les états.</text:p>
      <text:p text:style-name="Preformatted_20_Text"/>
      <text:p text:style-name="Preformatted_20_Text">Cliquez sur "Terminer". Il vous demande un nom pour enregistrer votre</text:p>
      <text:p text:style-name="Preformatted_20_Text">fichier .odb. Enregistrez-le et conservez-le au même endroit pour que la</text:p>
      <text:p text:style-name="Preformatted_20_Text">suite fonctionne. Si vous devez le déplacer, il faudra aller dans Outils</text:p>
      <text:p text:style-name="Preformatted_20_Text">/ Options / LibreOffice Base / Bases de données et mettre à jour le</text:p>
      <text:p text:style-name="Preformatted_20_Text">chemin.</text:p>
      <text:p text:style-name="Preformatted_20_Text"/>
      <text:p text:style-name="Preformatted_20_Text">Dans l'interface de LibreOffice Base, vous avez la liste des tables,</text:p>
      <text:p text:style-name="Preformatted_20_Text">vous pouvez créer des requête visuellement, et même des formulaires de</text:p>
      <text:p text:style-name="Preformatted_20_Text">saisie.</text:p>
      <text:p text:style-name="Preformatted_20_Text"/>
      <text:p text:style-name="Preformatted_20_Text"/>
      <text:p text:style-name="P4"># Sortir un état</text:p>
      <text:p text:style-name="Preformatted_20_Text"/>
      <text:p text:style-name="Preformatted_20_Text">Il y a plusieurs façons de tirer des sorties papier à partir des</text:p>
      <text:p text:style-name="Preformatted_20_Text">informations stockées dans une base de données.</text:p>
      <text:p text:style-name="Preformatted_20_Text"><text:soft-page-break/></text:p>
      <text:p text:style-name="Preformatted_20_Text">Pour savoir quelle méthode utiliser, il faut imaginer le résultat que</text:p>
      <text:p text:style-name="Preformatted_20_Text">l'on veut obtenir.</text:p>
      <text:p text:style-name="Preformatted_20_Text">Il y a quatre catégories d'état.</text:p>
      <text:p text:style-name="Preformatted_20_Text"/>
      <text:p text:style-name="Preformatted_20_Text"/>
      <text:p text:style-name="P5">## Catégorie 1 : la lettre-type</text:p>
      <text:p text:style-name="Preformatted_20_Text"/>
      <text:p text:style-name="Preformatted_20_Text">Exemple d'état : les cartes de membre (pas besoin dans laguntzaile)</text:p>
      <text:p text:style-name="Preformatted_20_Text"/>
      <text:p text:style-name="Preformatted_20_Text">Dans le traitement de texte LibreOffice Writer, on fait F4 pour afficher</text:p>
      <text:p text:style-name="Preformatted_20_Text">les sources de données disponibles.</text:p>
      <text:p text:style-name="Preformatted_20_Text"/>
      <text:p text:style-name="Preformatted_20_Text">Rappel : si la base désirée n'y apparait pas, il faut aller</text:p>
      <text:p text:style-name="Preformatted_20_Text">l'enregistrer une fois pour toutes via le menu</text:p>
      <text:p text:style-name="Preformatted_20_Text">Outils / Options / LibreOffice Base / Bases de données / Nouveau...</text:p>
      <text:p text:style-name="Preformatted_20_Text"/>
      <text:p text:style-name="Preformatted_20_Text">On y sélectionne la base et la table des personnes</text:p>
      <text:p text:style-name="Preformatted_20_Text"/>
      <text:p text:style-name="Preformatted_20_Text">Son contenu s'affiche.</text:p>
      <text:p text:style-name="Preformatted_20_Text"/>
      <text:p text:style-name="Preformatted_20_Text">Cliquer sur l'entête de la colonne "nom" et glisser-déposer vers le</text:p>
      <text:p text:style-name="Preformatted_20_Text">document texte. Cela crée un champ "nom".</text:p>
      <text:p text:style-name="Preformatted_20_Text"/>
      <text:p text:style-name="Preformatted_20_Text">Faire pareil pour disposer chaque champ requis dans le corps du</text:p>
      <text:p text:style-name="Preformatted_20_Text">document-type.</text:p>
      <text:p text:style-name="Preformatted_20_Text"/>
      <text:p text:style-name="Preformatted_20_Text">Pour générer le résultat, faire Fichier / Imprimer et confirmer que c'est</text:p>
      <text:p text:style-name="Preformatted_20_Text">bien une lettre type. LibreOffice demande de quelle table prendre les</text:p>
      <text:p text:style-name="Preformatted_20_Text">informations, lui désigner.</text:p>
      <text:p text:style-name="Preformatted_20_Text"/>
      <text:p text:style-name="Preformatted_20_Text">À cette étape, on peut filtrer les enregistrements et les trier selon</text:p>
      <text:p text:style-name="Preformatted_20_Text">l'ordre que l'on souhaite.</text:p>
      <text:p text:style-name="Preformatted_20_Text"/>
      <text:p text:style-name="Preformatted_20_Text">Choisir une sortie "fichier" plutôt que "imprimante" et valider.</text:p>
      <text:p text:style-name="Preformatted_20_Text"/>
      <text:p text:style-name="Preformatted_20_Text">Donner un nom au nouveau document. Après quelques secondes, le document</text:p>
      <text:p text:style-name="Preformatted_20_Text">est créé ; il suffit de l'ouvrir pour voir le résultat.</text:p>
      <text:p text:style-name="Preformatted_20_Text"/>
      <text:p text:style-name="Preformatted_20_Text"/>
      <text:p text:style-name="P5">## Catégorie 2 : Tableaux de nombres et diagrammes (camembert, courbes</text:p>
      <text:p text:style-name="P5">ou barres)</text:p>
      <text:p text:style-name="Preformatted_20_Text"/>
      <text:p text:style-name="Preformatted_20_Text">Exemple d'état :</text:p>
      <text:p text:style-name="Preformatted_20_Text"/>
      <text:p text:style-name="Preformatted_20_Text">Le nombre de bénévoles par année</text:p>
      <text:p text:style-name="Preformatted_20_Text"/>
      <text:p text:style-name="Preformatted_20_Text">Pour réaliser un tel état, on passe par le tableur. C'est lui qui est</text:p>
      <text:p text:style-name="Preformatted_20_Text">capable de convertir un tableau à deux ou trois colonnes en un graphe.</text:p>
      <text:p text:style-name="Preformatted_20_Text"/>
      <text:p text:style-name="Preformatted_20_Text">Il faut déterminer quelles colonnes sont requises. Pour notre exemple,</text:p>
      <text:p text:style-name="Preformatted_20_Text">il nous faut deux colonnes :</text:p>
      <text:p text:style-name="Preformatted_20_Text"/>
      <text:p text:style-name="Preformatted_20_Text"><text:s/>1. Année</text:p>
      <text:p text:style-name="Preformatted_20_Text"/>
      <text:p text:style-name="Preformatted_20_Text"><text:s/>2. Nombre de bénévoles</text:p>
      <text:p text:style-name="Preformatted_20_Text"/>
      <text:p text:style-name="Preformatted_20_Text">L'ordre des colonnes est relativement important : la catégorie d'abord</text:p>
      <text:p text:style-name="Preformatted_20_Text">(ici l'année), la ou les valeurs ensuite (ici le nombre de bénévoles).</text:p>
      <text:p text:style-name="Preformatted_20_Text"/>
      <text:p text:style-name="Preformatted_20_Text">On prépare une requête (ou une vue) qui nous donnera ces deux colonnes</text:p>
      <text:p text:style-name="Preformatted_20_Text">en résultat.</text:p>
      <text:p text:style-name="Preformatted_20_Text"/>
      <text:p text:style-name="Preformatted_20_Text">Il s'agit généralement d'une requête d'agrégation (utilisation d'une ou</text:p>
      <text:p text:style-name="Preformatted_20_Text"><text:soft-page-break/>plusieurs fonctions statistiques sur la ligne "Fonction" dans</text:p>
      <text:p text:style-name="Preformatted_20_Text">l'interface de création de la requête).</text:p>
      <text:p text:style-name="Preformatted_20_Text"/>
      <text:p text:style-name="Preformatted_20_Text">On sauvegarde la requête et le fichier .odb modifié.</text:p>
      <text:p text:style-name="Preformatted_20_Text"/>
      <text:p text:style-name="Preformatted_20_Text">Dans le tableur LibreOffice Calc, on fait F4 pour afficher les sources</text:p>
      <text:p text:style-name="Preformatted_20_Text">de données disponibles.</text:p>
      <text:p text:style-name="Preformatted_20_Text"/>
      <text:p text:style-name="Preformatted_20_Text">On y sélectionne la base et la requête, table ou vue.</text:p>
      <text:p text:style-name="Preformatted_20_Text"/>
      <text:p text:style-name="Preformatted_20_Text">Son résultat s'affiche.</text:p>
      <text:p text:style-name="Preformatted_20_Text"/>
      <text:p text:style-name="Preformatted_20_Text">On clique sur la marge gauche de l'entête du résultat de la requête et</text:p>
      <text:p text:style-name="Preformatted_20_Text">on le glisse-dépose dans le document du tableur. Les données sont</text:p>
      <text:p text:style-name="Preformatted_20_Text">recopiées et forment un tableau.</text:p>
      <text:p text:style-name="Preformatted_20_Text"/>
      <text:p text:style-name="Preformatted_20_Text">On peut faire F4 à nouveau pour cacher les sources de données.</text:p>
      <text:p text:style-name="Preformatted_20_Text"/>
      <text:p text:style-name="Preformatted_20_Text">Le curseur placé sur la première cellule en haut à gauche du tableau,</text:p>
      <text:p text:style-name="Preformatted_20_Text">faire menu Insertion / Diagramme...</text:p>
      <text:p text:style-name="Preformatted_20_Text"/>
      <text:p text:style-name="Preformatted_20_Text">Un assistant demande d'abord de choisir le type de graphe.</text:p>
      <text:p text:style-name="Preformatted_20_Text"/>
      <text:p text:style-name="Preformatted_20_Text">Puis il demande la plage de données (en général il la trouve tout seul).</text:p>
      <text:p text:style-name="Preformatted_20_Text"/>
      <text:p text:style-name="Preformatted_20_Text">Ici préciser que les données sont en colonnes (et non pas en ligne) et</text:p>
      <text:p text:style-name="Preformatted_20_Text">que la première colonne doit être utilisée comme étiquette.</text:p>
      <text:p text:style-name="Preformatted_20_Text"/>
      <text:p text:style-name="Preformatted_20_Text"/>
      <text:p text:style-name="P5">## Catégorie 3. Rapports d'inventaires (énumérations, regroupements et</text:p>
      <text:p text:style-name="P5">totaux)</text:p>
      <text:p text:style-name="Preformatted_20_Text"/>
      <text:p text:style-name="Preformatted_20_Text">Exemple : liste alphabétique de tous les bénévoles regroupés par ville</text:p>
      <text:p text:style-name="Preformatted_20_Text"/>
      <text:p text:style-name="Preformatted_20_Text">Là aussi, commencer par regrouper les informations utiles en une requête</text:p>
      <text:p text:style-name="Preformatted_20_Text">: nom et prénom des bénévoles, noms des villes.</text:p>
      <text:p text:style-name="Preformatted_20_Text"/>
      <text:p text:style-name="Preformatted_20_Text">Ne pas trier les lignes ni faire appel aux fonctions statistiques dans</text:p>
      <text:p text:style-name="Preformatted_20_Text">la requête : les calculs de totaux seront faits en aval, dans le</text:p>
      <text:p text:style-name="Preformatted_20_Text">rapport.</text:p>
      <text:p text:style-name="Preformatted_20_Text">La requête se sert qu'à rassembler les informations, mais les laisse</text:p>
      <text:p text:style-name="Preformatted_20_Text">telles quelles, brutes.</text:p>
      <text:p text:style-name="Preformatted_20_Text"/>
      <text:p text:style-name="Preformatted_20_Text">Une fois la requête créée et sauvegardée, aller dans Rapports et</text:p>
      <text:p text:style-name="Preformatted_20_Text">démarrer l'assistant de création d'un rapport.</text:p>
      <text:p text:style-name="Preformatted_20_Text"/>
      <text:p text:style-name="Preformatted_20_Text">Sélectionner la requête et répondre aux questions.</text:p>
      <text:p text:style-name="Preformatted_20_Text"/>
      <text:p text:style-name="Preformatted_20_Text"/>
      <text:p text:style-name="P5">## Catégorie 4. Tableaux croisés (calcul d'une somme pour chaque</text:p>
      <text:p text:style-name="P5">combinaison de deux critères)</text:p>
      <text:p text:style-name="Preformatted_20_Text"/>
      <text:p text:style-name="Preformatted_20_Text">Exemple hors contexte : somme des cotisations versées par province et</text:p>
      <text:p text:style-name="Preformatted_20_Text">par année : une ligne par année, une colonne par province.</text:p>
      <text:p text:style-name="Preformatted_20_Text"/>
      <text:p text:style-name="Preformatted_20_Text">Comme pour les autres types d'états, on commence par la création d'une</text:p>
      <text:p text:style-name="Preformatted_20_Text">requête simple pour rassembler les informations : le nom de la province,</text:p>
      <text:p text:style-name="Preformatted_20_Text">le numéro de l'année et le montant de chaque cotisation.</text:p>
      <text:p text:style-name="Preformatted_20_Text"/>
      <text:p text:style-name="Preformatted_20_Text">Dans Calc, menu Données / Pilote de données / Créer ...</text:p>
      <text:p text:style-name="Preformatted_20_Text"/>
      <text:p text:style-name="Preformatted_20_Text">Sélectionner "Source de données enregistrée sous LibreOffice" et choisir</text:p>
      <text:p text:style-name="Preformatted_20_Text">la bonne base et la bonne requête.</text:p>
      <text:p text:style-name="Preformatted_20_Text"/>
      <text:p text:style-name="Preformatted_20_Text"><text:soft-page-break/>Glisser-déposer chaque nom de colonne de la requète, sur l'entête de</text:p>
      <text:p text:style-name="P6">ligne, de colonne, ou de donnée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arihack </meta:initial-creator>
    <meta:creation-date>2015-04-10T15:24:25.533946288</meta:creation-date>
    <dc:date>2015-04-10T15:27:47.334237186</dc:date>
    <dc:creator>oparihack </dc:creator>
    <meta:editing-duration>PT3M21S</meta:editing-duration>
    <meta:editing-cycles>1</meta:editing-cycles>
    <meta:document-statistic meta:table-count="0" meta:image-count="0" meta:object-count="0" meta:page-count="4" meta:paragraph-count="122" meta:word-count="1036" meta:character-count="6289" meta:non-whitespace-character-count="5370"/>
    <meta:generator>LibreOffice/4.3.3.2$Linux_X86_64 LibreOffice_project/430m0$Build-2</meta:generator>
  </office:meta>
</office:document-meta>
</file>